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cm" table:align="left"/>
    </style:style>
    <style:style style:name="Table1.A" style:family="table-column">
      <style:table-column-properties style:column-width="4.022cm"/>
    </style:style>
    <style:style style:name="Table1.B" style:family="table-column">
      <style:table-column-properties style:column-width="3.0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>
      <style:text-properties style:text-underline-style="solid" style:text-underline-type="double" style:text-underline-width="auto" style:text-underline-color="font-color" officeooo:rsid="0015a58a"/>
    </style:style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Text_20_body" style:list-style-name="L35"/>
    <style:style style:name="P39" style:family="paragraph" style:parent-style-name="Text_20_body" style:list-style-name="L36"/>
    <style:style style:name="P40" style:family="paragraph" style:parent-style-name="Text_20_body" style:list-style-name="L37"/>
    <style:style style:name="P41" style:family="paragraph" style:parent-style-name="Text_20_body" style:list-style-name="L38"/>
    <style:style style:name="P42" style:family="paragraph" style:parent-style-name="Text_20_body" style:list-style-name="L39"/>
    <style:style style:name="P43" style:family="paragraph" style:parent-style-name="Text_20_body" style:list-style-name="L40"/>
    <style:style style:name="P44" style:family="paragraph" style:parent-style-name="Text_20_body" style:list-style-name="L41"/>
    <style:style style:name="P45" style:family="paragraph" style:parent-style-name="Text_20_body" style:list-style-name="L4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Excellent.<text:line-break/>Now we formalize the <text:span text:style-name="Strong_20_Emphasis">CDN &amp; Asset Delivery Strategy — High-Speed, Secure Content Distribution Architecture</text:span>.</text:p>
      <text:p text:style-name="Text_20_body">This layer directly affects:</text:p>
      <text:list text:style-name="L22">
        <text:list-item>
          <text:p text:style-name="P25">Exam portal performance</text:p>
        </text:list-item>
        <text:list-item>
          <text:p text:style-name="P25">Student experience</text:p>
        </text:list-item>
        <text:list-item>
          <text:p text:style-name="P25">Bandwidth cost</text:p>
        </text:list-item>
        <text:list-item>
          <text:p text:style-name="P25">Image load latency</text:p>
        </text:list-item>
        <text:list-item>
          <text:p text:style-name="P25">Security of question assets</text:p>
        </text:list-item>
        <text:list-item>
          <text:p text:style-name="P25">Video streaming reliability</text:p>
        </text:list-item>
        <text:list-item>
          <text:p text:style-name="P25">Cross-region performance</text:p>
        </text:list-item>
      </text:list>
      <text:p text:style-name="Text_20_body">Your system is image-heavy (questions + solutions).<text:line-break/>CDN strategy must be correct from day one.</text:p>
      <text:p text:style-name="Horizontal_20_Line"/>
      <text:h text:style-name="Heading_20_1" text:outline-level="1">🧠 CORE PRINCIPLES</text:h>
      <text:list text:style-name="L23">
        <text:list-item>
          <text:p text:style-name="P26">Question images must load in &lt;200ms (cached)</text:p>
        </text:list-item>
        <text:list-item>
          <text:p text:style-name="P26">Images must not be publicly listable</text:p>
        </text:list-item>
        <text:list-item>
          <text:p text:style-name="P26">No direct bucket access</text:p>
        </text:list-item>
        <text:list-item>
          <text:p text:style-name="P26">Signed access only</text:p>
        </text:list-item>
        <text:list-item>
          <text:p text:style-name="P26">Cache aggressively but safely</text:p>
        </text:list-item>
        <text:list-item>
          <text:p text:style-name="P26">Never block submission flow on asset load</text:p>
        </text:list-item>
        <text:list-item>
          <text:p text:style-name="P26">Assets must survive archive transitions</text:p>
        </text:list-item>
        <text:list-item>
          <text:p text:style-name="P26">CDN must reduce Firestore load</text:p>
        </text:list-item>
      </text:list>
      <text:p text:style-name="Horizontal_20_Line"/>
      <text:h text:style-name="Heading_20_1" text:outline-level="1">🏗 STORAGE ARCHITECTURE OVERVIEW</text:h>
      <text:h text:style-name="Heading_20_2" text:outline-level="2">Buckets</text:h>
      <text:h text:style-name="Heading_20_3" text:outline-level="3">1️⃣ Production Question Assets</text:h>
      <text:p text:style-name="P1"><text:span text:style-name="Source_20_Text">gs://parabolic-prod-question-assets</text:span></text:p>
      <text:p text:style-name="Text_20_body">Contains:</text:p>
      <text:list text:style-name="L24">
        <text:list-item>
          <text:p text:style-name="P27"><text:soft-page-break/>Question images</text:p>
        </text:list-item>
        <text:list-item>
          <text:p text:style-name="P27">Solution images</text:p>
        </text:list-item>
        <text:list-item>
          <text:p text:style-name="P27">Optional PDF solution bundles</text:p>
        </text:list-item>
      </text:list>
      <text:p text:style-name="Text_20_body">Structure:</text:p>
      <text:p text:style-name="Preformatted_20_Text"><text:span text:style-name="Source_20_Text">/{instituteId}/questions/{questionId}/v{version}/question.png</text:span></text:p>
      <text:p text:style-name="P1"><text:span text:style-name="Source_20_Text">/{instituteId}/questions/{questionId}/v{version}/solution.png</text:span></text:p>
      <text:p text:style-name="Horizontal_20_Line"/>
      <text:h text:style-name="Heading_20_3" text:outline-level="3">2️⃣ Generated Reports Bucket</text:h>
      <text:p text:style-name="P1"><text:span text:style-name="Source_20_Text">gs://parabolic-prod-reports</text:span></text:p>
      <text:p text:style-name="Text_20_body">Contains:</text:p>
      <text:list text:style-name="L25">
        <text:list-item>
          <text:p text:style-name="P28">Student PDFs</text:p>
        </text:list-item>
        <text:list-item>
          <text:p text:style-name="P28">Governance reports</text:p>
        </text:list-item>
        <text:list-item>
          <text:p text:style-name="P28">Monthly statements</text:p>
        </text:list-item>
      </text:list>
      <text:p text:style-name="Horizontal_20_Line"/>
      <text:h text:style-name="Heading_20_1" text:outline-level="1">🌍 CDN LAYER</text:h>
      <text:p text:style-name="Text_20_body">Use:</text:p>
      <text:p text:style-name="Text_20_body">Google Cloud CDN (recommended)<text:line-break/>Behind HTTPS Load Balancer.</text:p>
      <text:p text:style-name="Text_20_body">Flow:</text:p>
      <text:p text:style-name="P1"><text:span text:style-name="Source_20_Text">Student → CDN → Cloud Storage → CDN Cache → Student</text:span></text:p>
      <text:p text:style-name="Horizontal_20_Line"/>
      <text:h text:style-name="Heading_20_1" text:outline-level="1">1️⃣ QUESTION IMAGE CACHING STRATEGY</text:h>
      <text:h text:style-name="Heading_20_2" text:outline-level="2">🔥 HOT ASSETS</text:h>
      <text:p text:style-name="Text_20_body">Active academic year question images.</text:p>
      <text:p text:style-name="Text_20_body">Cache policy:</text:p>
      <text:p text:style-name="P1"><text:span text:style-name="Source_20_Text">Cache-Control: public, max-age=86400</text:span></text:p>
      <text:p text:style-name="Text_20_body">(24 hours)</text:p>
      <text:p text:style-name="Text_20_body">Because:</text:p>
      <text:list text:style-name="L26">
        <text:list-item>
          <text:p text:style-name="P29"><text:soft-page-break/>Questions immutable after version lock</text:p>
        </text:list-item>
        <text:list-item>
          <text:p text:style-name="P29">Safe to cache</text:p>
        </text:list-item>
      </text:list>
      <text:p text:style-name="Horizontal_20_Line"/>
      <text:h text:style-name="Heading_20_2" text:outline-level="2">❄️ WARM ASSETS</text:h>
      <text:p text:style-name="Text_20_body">Questions not used in last 30 days.</text:p>
      <text:p text:style-name="Text_20_body">Cache:</text:p>
      <text:p text:style-name="P1"><text:span text:style-name="Source_20_Text">max-age=604800</text:span></text:p>
      <text:p text:style-name="Text_20_body">(7 days)</text:p>
      <text:p text:style-name="Horizontal_20_Line"/>
      <text:h text:style-name="Heading_20_2" text:outline-level="2">🧊 COLD ASSETS</text:h>
      <text:p text:style-name="Text_20_body">Archived year questions.</text:p>
      <text:p text:style-name="Text_20_body">Cache:</text:p>
      <text:p text:style-name="P1"><text:span text:style-name="Source_20_Text">max-age=31536000</text:span></text:p>
      <text:p text:style-name="Text_20_body">(1 year)</text:p>
      <text:p text:style-name="Text_20_body">Since immutable and rarely changed.</text:p>
      <text:p text:style-name="Horizontal_20_Line"/>
      <text:h text:style-name="Heading_20_1" text:outline-level="1">2️⃣ SIGNED URL STRATEGY</text:h>
      <text:p text:style-name="Text_20_body">Critical for security.</text:p>
      <text:h text:style-name="Heading_20_2" text:outline-level="2">Why Not Public URLs?</text:h>
      <text:p text:style-name="Text_20_body">If public:</text:p>
      <text:list text:style-name="L27">
        <text:list-item>
          <text:p text:style-name="P30">Anyone can scrape</text:p>
        </text:list-item>
        <text:list-item>
          <text:p text:style-name="P30">Questions leak</text:p>
        </text:list-item>
        <text:list-item>
          <text:p text:style-name="P30">Competitive risk</text:p>
        </text:list-item>
      </text:list>
      <text:p text:style-name="Horizontal_20_Line"/>
      <text:h text:style-name="Heading_20_2" text:outline-level="2">Solution: Signed URLs (Time-Limited)</text:h>
      <text:p text:style-name="Text_20_body">On exam start:</text:p>
      <text:p text:style-name="Text_20_body">Backend generates signed URL:</text:p>
      <text:p text:style-name="P1"><text:span text:style-name="Source_20_Text">https://cdn.yourdomain.com/inst1/questions/q123/v2/question.png?Expires=...</text:span></text:p>
      <text:p text:style-name="Text_20_body"><text:soft-page-break/>Expiry:</text:p>
      <text:list text:style-name="L28">
        <text:list-item>
          <text:p text:style-name="P31">2 hours (max exam duration)</text:p>
        </text:list-item>
        <text:list-item>
          <text:p text:style-name="P31">Or 30 minutes for dashboard viewing</text:p>
        </text:list-item>
      </text:list>
      <text:p text:style-name="Horizontal_20_Line"/>
      <text:h text:style-name="Heading_20_2" text:outline-level="2">Generation Flow</text:h>
      <text:p text:style-name="Text_20_body">When student loads question:</text:p>
      <text:list text:style-name="L29">
        <text:list-item>
          <text:p text:style-name="P32">Exam portal requests question metadata</text:p>
        </text:list-item>
        <text:list-item>
          <text:p text:style-name="P32">Backend returns:</text:p>
          <text:list>
            <text:list-item>
              <text:p text:style-name="P32">Question image signed URL</text:p>
            </text:list-item>
            <text:list-item>
              <text:p text:style-name="P32">Solution URL (if allowed)</text:p>
            </text:list-item>
          </text:list>
        </text:list-item>
        <text:list-item>
          <text:p text:style-name="P32">CDN serves</text:p>
        </text:list-item>
      </text:list>
      <text:p text:style-name="Text_20_body">Never expose bucket URL directly.</text:p>
      <text:p text:style-name="Horizontal_20_Line"/>
      <text:h text:style-name="Heading_20_1" text:outline-level="1">3️⃣ VIDEO LINK HANDLING STRATEGY</text:h>
      <text:p text:style-name="Text_20_body">Two cases:</text:p>
      <text:h text:style-name="Heading_20_2" text:outline-level="2">Case A — External (YouTube / Vimeo)</text:h>
      <text:p text:style-name="Text_20_body">Store in question document:</text:p>
      <text:p text:style-name="Preformatted_20_Text"><text:span text:style-name="Source_20_Text">{</text:span></text:p>
      <text:p text:style-name="Preformatted_20_Text"><text:span text:style-name="Source_20_Text"><text:s text:c="2"/>tutorialVideoLink: "https://youtube.com/...",</text:span></text:p>
      <text:p text:style-name="Preformatted_20_Text"><text:span text:style-name="Source_20_Text"><text:s text:c="2"/>simulationLink: "https://..."</text:span></text:p>
      <text:p text:style-name="P1"><text:span text:style-name="Source_20_Text">}</text:span></text:p>
      <text:p text:style-name="Text_20_body">Frontend embeds via iframe.</text:p>
      <text:p text:style-name="Text_20_body">Security:</text:p>
      <text:list text:style-name="L30">
        <text:list-item>
          <text:p text:style-name="P33">Use sandboxed iframe</text:p>
        </text:list-item>
        <text:list-item>
          <text:p text:style-name="P33">No automatic playback</text:p>
        </text:list-item>
        <text:list-item>
          <text:p text:style-name="P33">Open in new tab optional</text:p>
        </text:list-item>
      </text:list>
      <text:p text:style-name="Horizontal_20_Line"/>
      <text:h text:style-name="Heading_20_2" text:outline-level="2">Case B — Hosted Video</text:h>
      <text:p text:style-name="Text_20_body">If hosting internally:</text:p>
      <text:p text:style-name="Text_20_body">Use:</text:p>
      <text:p text:style-name="P1"><text:span text:style-name="Source_20_Text">gs://parabolic-prod-video-assets</text:span></text:p>
      <text:p text:style-name="Text_20_body"><text:soft-page-break/>Deliver via CDN.</text:p>
      <text:p text:style-name="Text_20_body">Large files must:</text:p>
      <text:list text:style-name="L31">
        <text:list-item>
          <text:p text:style-name="P34">Use streaming support</text:p>
        </text:list-item>
        <text:list-item>
          <text:p text:style-name="P34">Not preloaded in test portal</text:p>
        </text:list-item>
        <text:list-item>
          <text:p text:style-name="P34">Loaded only in student profile</text:p>
        </text:list-item>
      </text:list>
      <text:p text:style-name="Text_20_body">Never load videos in exam portal.</text:p>
      <text:p text:style-name="Horizontal_20_Line"/>
      <text:h text:style-name="Heading_20_1" text:outline-level="1">4️⃣ STATIC OPTIMIZATION STRATEGY</text:h>
      <text:h text:style-name="Heading_20_2" text:outline-level="2">Image Optimization</text:h>
      <text:p text:style-name="Text_20_body">Before upload:</text:p>
      <text:p text:style-name="Text_20_body">Enforce:</text:p>
      <text:list text:style-name="L32">
        <text:list-item>
          <text:p text:style-name="P35">PNG or WebP</text:p>
        </text:list-item>
        <text:list-item>
          <text:p text:style-name="P35">Max width: 1400px</text:p>
        </text:list-item>
        <text:list-item>
          <text:p text:style-name="P35">Max size: 300KB ideal</text:p>
        </text:list-item>
        <text:list-item>
          <text:p text:style-name="P35">Strip metadata</text:p>
        </text:list-item>
      </text:list>
      <text:p text:style-name="Text_20_body">Optional:</text:p>
      <text:p text:style-name="Text_20_body">Cloud Function image compression on upload.</text:p>
      <text:p text:style-name="Horizontal_20_Line"/>
      <text:h text:style-name="Heading_20_2" text:outline-level="2">Frontend Optimization</text:h>
      <text:list text:style-name="L33">
        <text:list-item>
          <text:p text:style-name="P36">Preload next question image</text:p>
        </text:list-item>
        <text:list-item>
          <text:p text:style-name="P36">Lazy-load solution images</text:p>
        </text:list-item>
        <text:list-item>
          <text:p text:style-name="P36">Do not preload all questions</text:p>
        </text:list-item>
        <text:list-item>
          <text:p text:style-name="P36">Use low-res preview optional</text:p>
        </text:list-item>
        <text:list-item>
          <text:p text:style-name="P36">Avoid blocking main thread</text:p>
        </text:list-item>
      </text:list>
      <text:p text:style-name="Horizontal_20_Line"/>
      <text:h text:style-name="Heading_20_1" text:outline-level="1">5️⃣ EXAM PORTAL OPTIMIZATION RULES</text:h>
      <text:p text:style-name="Text_20_body">During exam:</text:p>
      <text:p text:style-name="Text_20_body"><text:soft-page-break/>✔ Preload next question image<text:line-break/>✔ No solution image loaded<text:line-break/>✔ No video loaded<text:line-break/>✔ CDN cache hits &gt; 90%<text:line-break/>✔ Avoid Firestore read for image<text:line-break/>✔ Use HTTP/2</text:p>
      <text:p text:style-name="Text_20_body">Never:</text:p>
      <text:p text:style-name="Text_20_body">❌ Generate signed URL per navigation if already valid<text:line-break/>❌ Query bucket directly<text:line-break/>❌ Fetch via proxy server</text:p>
      <text:p text:style-name="Horizontal_20_Line"/>
      <text:h text:style-name="Heading_20_1" text:outline-level="1">6️⃣ ARCHIVE TRANSITION RULE</text:h>
      <text:p text:style-name="Text_20_body">When academic year archived:</text:p>
      <text:list text:style-name="L34">
        <text:list-item>
          <text:p text:style-name="P37">Question images remain in same bucket</text:p>
        </text:list-item>
        <text:list-item>
          <text:p text:style-name="P37">CDN cache policy extended</text:p>
        </text:list-item>
        <text:list-item>
          <text:p text:style-name="P37">No need to move files</text:p>
        </text:list-item>
        <text:list-item>
          <text:p text:style-name="P37">Firestore marks status archived</text:p>
        </text:list-item>
      </text:list>
      <text:p text:style-name="Text_20_body">Do NOT move large assets to different bucket (avoid operational complexity).</text:p>
      <text:p text:style-name="Horizontal_20_Line"/>
      <text:h text:style-name="Heading_20_1" text:outline-level="1">7️⃣ SECURITY HARDENING</text:h>
      <text:p text:style-name="Text_20_body">Enable:</text:p>
      <text:list text:style-name="L35">
        <text:list-item>
          <text:p text:style-name="P38">Cloud Storage Uniform bucket-level access</text:p>
        </text:list-item>
        <text:list-item>
          <text:p text:style-name="P38">No public bucket access</text:p>
        </text:list-item>
        <text:list-item>
          <text:p text:style-name="P38">IAM restricted to backend service account</text:p>
        </text:list-item>
        <text:list-item>
          <text:p text:style-name="P38">CDN only via signed access</text:p>
        </text:list-item>
        <text:list-item>
          <text:p text:style-name="P38">Disable directory listing</text:p>
        </text:list-item>
        <text:list-item>
          <text:p text:style-name="P38">Enable HTTPS only</text:p>
        </text:list-item>
        <text:list-item>
          <text:p text:style-name="P38">Strict CSP in exam portal</text:p>
        </text:list-item>
      </text:list>
      <text:p text:style-name="Horizontal_20_Line"/>
      <text:h text:style-name="Heading_20_1" text:outline-level="1">8️⃣ CDN DOMAIN STRUCTURE</text:h>
      <text:p text:style-name="Text_20_body">Use:</text:p>
      <text:p text:style-name="P1"><text:soft-page-break/><text:span text:style-name="Source_20_Text">cdn.yourdomain.com</text:span></text:p>
      <text:p text:style-name="Text_20_body">Separate from:</text:p>
      <text:p text:style-name="Preformatted_20_Text"><text:span text:style-name="Source_20_Text">portal.yourdomain.com</text:span></text:p>
      <text:p text:style-name="P1"><text:span text:style-name="Source_20_Text">exam.yourdomain.com</text:span></text:p>
      <text:p text:style-name="Text_20_body">Prevents cookie bleed and security issues.</text:p>
      <text:p text:style-name="Horizontal_20_Line"/>
      <text:h text:style-name="Heading_20_1" text:outline-level="1">9️⃣ COST OPTIMIZATION STRATEGY</text:h>
      <text:p text:style-name="Text_20_body">Without CDN:</text:p>
      <text:p text:style-name="Text_20_body">Each image request hits Cloud Storage → higher cost.</text:p>
      <text:p text:style-name="Text_20_body">With CDN:</text:p>
      <text:p text:style-name="Text_20_body">90% cache hit → storage cost drastically reduced.</text:p>
      <text:p text:style-name="Text_20_body">Example:</text:p>
      <text:p text:style-name="Text_20_body">If 5,000 students load 75 questions:</text:p>
      <text:p text:style-name="Text_20_body">375,000 image requests.</text:p>
      <text:p text:style-name="Text_20_body">With 90% hit rate:</text:p>
      <text:p text:style-name="Text_20_body">Only 37,500 hit storage.</text:p>
      <text:p text:style-name="Text_20_body">Massive savings.</text:p>
      <text:p text:style-name="Horizontal_20_Line"/>
      <text:h text:style-name="Heading_20_1" text:outline-level="1">🔟 EDGE CASE PROTECTION</text:h>
      <text:p text:style-name="Text_20_body">Scenario: Signed URL expires mid-test.</text:p>
      <text:p text:style-name="Text_20_body">Solution:</text:p>
      <text:list text:style-name="L36">
        <text:list-item>
          <text:p text:style-name="P39">Expiry &gt; max test duration</text:p>
        </text:list-item>
        <text:list-item>
          <text:p text:style-name="P39">Or refresh token silently via backend</text:p>
        </text:list-item>
      </text:list>
      <text:p text:style-name="Text_20_body">Scenario: Student reloads page.</text:p>
      <text:list text:style-name="L37">
        <text:list-item>
          <text:p text:style-name="P40">Session token validates</text:p>
        </text:list-item>
        <text:list-item>
          <text:p text:style-name="P40">Signed URLs regenerated</text:p>
        </text:list-item>
      </text:list>
      <text:p text:style-name="Horizontal_20_Line"/>
      <text:h text:style-name="Heading_20_1" text:outline-level="1">11️⃣ SOLUTION ACCESS RULES</text:h>
      <text:p text:style-name="Text_20_body">In Student Portal:</text:p>
      <text:p text:style-name="Text_20_body"><text:soft-page-break/>Completed test:</text:p>
      <text:list text:style-name="L38">
        <text:list-item>
          <text:p text:style-name="P41">Allow solution signed URLs</text:p>
        </text:list-item>
        <text:list-item>
          <text:p text:style-name="P41">Allow tutorial link</text:p>
        </text:list-item>
        <text:list-item>
          <text:p text:style-name="P41">Allow simulation link</text:p>
        </text:list-item>
      </text:list>
      <text:p text:style-name="Text_20_body">Archived tests:</text:p>
      <text:list text:style-name="L39">
        <text:list-item>
          <text:p text:style-name="P42">No solution access (as per your requirement)</text:p>
        </text:list-item>
      </text:list>
      <text:p text:style-name="Text_20_body">Implement:</text:p>
      <text:p text:style-name="Text_20_body">Backend checks:</text:p>
      <text:p text:style-name="P1"><text:span text:style-name="Source_20_Text">if archivedYear → do not generate solution URL</text:span></text:p>
      <text:p text:style-name="Horizontal_20_Line"/>
      <text:h text:style-name="Heading_20_1" text:outline-level="1">12️⃣ STATIC ASSET DELIVERY (FRONTEND)</text:h>
      <text:p text:style-name="Text_20_body">Host frontend via:</text:p>
      <text:p text:style-name="Text_20_body">Firebase Hosting (with CDN automatically)</text:p>
      <text:p text:style-name="Text_20_body">Admin portal<text:line-break/>Student portal<text:line-break/>Exam portal<text:line-break/>Vendor portal</text:p>
      <text:p text:style-name="Text_20_body">Build:</text:p>
      <text:list text:style-name="L40">
        <text:list-item>
          <text:p text:style-name="P43">React static build</text:p>
        </text:list-item>
        <text:list-item>
          <text:p text:style-name="P43">Served via Firebase Hosting</text:p>
        </text:list-item>
        <text:list-item>
          <text:p text:style-name="P43">CDN-enabled automatically</text:p>
        </text:list-item>
      </text:list>
      <text:p text:style-name="Horizontal_20_Line"/>
      <text:h text:style-name="Heading_20_1" text:outline-level="1">13️⃣ PERFORMANCE TARGET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Asset</text:p>
            </table:table-cell>
            <table:table-cell table:style-name="Table1.A1" office:value-type="string">
              <text:p text:style-name="Table_20_Heading">Target</text:p>
            </table:table-cell>
          </table:table-row>
        </table:table-header-rows>
        <table:table-row>
          <table:table-cell table:style-name="Table1.A1" office:value-type="string">
            <text:p text:style-name="Table_20_Contents">Question image load</text:p>
          </table:table-cell>
          <table:table-cell table:style-name="Table1.A1" office:value-type="string">
            <text:p text:style-name="Table_20_Contents">&lt; 200ms cached</text:p>
          </table:table-cell>
        </table:table-row>
        <table:table-row>
          <table:table-cell table:style-name="Table1.A1" office:value-type="string">
            <text:p text:style-name="Table_20_Contents">First question render</text:p>
          </table:table-cell>
          <table:table-cell table:style-name="Table1.A1" office:value-type="string">
            <text:p text:style-name="Table_20_Contents">&lt; 1s</text:p>
          </table:table-cell>
        </table:table-row>
        <table:table-row>
          <table:table-cell table:style-name="Table1.A1" office:value-type="string">
            <text:p text:style-name="Table_20_Contents">Next question preload</text:p>
          </table:table-cell>
          <table:table-cell table:style-name="Table1.A1" office:value-type="string">
            <text:p text:style-name="Table_20_Contents">&lt; 150ms</text:p>
          </table:table-cell>
        </table:table-row>
        <table:table-row>
          <table:table-cell table:style-name="Table1.A1" office:value-type="string">
            <text:p text:style-name="Table_20_Contents">Dashboard image load</text:p>
          </table:table-cell>
          <table:table-cell table:style-name="Table1.A1" office:value-type="string">
            <text:p text:style-name="Table_20_Contents">&lt; 300ms</text:p>
          </table:table-cell>
        </table:table-row>
        <table:table-row>
          <table:table-cell table:style-name="Table1.A1" office:value-type="string">
            <text:p text:style-name="Table_20_Contents">PDF download</text:p>
          </table:table-cell>
          <table:table-cell table:style-name="Table1.A1" office:value-type="string">
            <text:p text:style-name="Table_20_Contents">&lt; 2s</text:p>
          </table:table-cell>
        </table:table-row>
      </table:table>
      <text:p text:style-name="Horizontal_20_Line"/>
      <text:h text:style-name="Heading_20_1" text:outline-level="1"><text:soft-page-break/>14️⃣ MONITORING CDN PERFORMANCE</text:h>
      <text:p text:style-name="Text_20_body">Track:</text:p>
      <text:list text:style-name="L41">
        <text:list-item>
          <text:p text:style-name="P44">Cache hit ratio</text:p>
        </text:list-item>
        <text:list-item>
          <text:p text:style-name="P44">CDN latency</text:p>
        </text:list-item>
        <text:list-item>
          <text:p text:style-name="P44">4xx/5xx errors</text:p>
        </text:list-item>
        <text:list-item>
          <text:p text:style-name="P44">Bandwidth usage</text:p>
        </text:list-item>
      </text:list>
      <text:p text:style-name="Text_20_body">Log in vendor dashboard under:</text:p>
      <text:p text:style-name="Text_20_body">System Health → Asset Delivery</text:p>
      <text:p text:style-name="Horizontal_20_Line"/>
      <text:h text:style-name="Heading_20_1" text:outline-level="1">🎯 FINAL CDN &amp; ASSET DELIVERY SUMMARY</text:h>
      <text:p text:style-name="Text_20_body">You now have:</text:p>
      <text:p text:style-name="Text_20_body">✔ Structured storage buckets<text:line-break/>✔ Versioned image storage<text:line-break/>✔ CDN in front of storage<text:line-break/>✔ Signed URL enforcement<text:line-break/>✔ Layer-aware solution access<text:line-break/>✔ Video link handling<text:line-break/>✔ Exam portal asset optimization<text:line-break/>✔ Archive compatibility<text:line-break/>✔ Security hardening<text:line-break/>✔ Cost reduction model<text:line-break/>✔ Monitoring strategy</text:p>
      <text:p text:style-name="Text_20_body">This completes your asset infrastructure layer.</text:p>
      <text:p text:style-name="Horizontal_20_Line"/>
      <text:p text:style-name="Text_20_body">At this point, your entire enterprise blueprint includes:</text:p>
      <text:list text:style-name="L42">
        <text:list-item>
          <text:p text:style-name="P45">Multi-tenant architecture</text:p>
        </text:list-item>
        <text:list-item>
          <text:p text:style-name="P45">Engines (Phase, Timing, Risk, Pattern)</text:p>
        </text:list-item>
        <text:list-item>
          <text:p text:style-name="P45">Vendor calibration</text:p>
        </text:list-item>
        <text:list-item>
          <text:p text:style-name="P45">Governance</text:p>
        </text:list-item>
        <text:list-item>
          <text:p text:style-name="P45">Licensing &amp; billing</text:p>
        </text:list-item>
        <text:list-item>
          <text:p text:style-name="P45">DevOps</text:p>
        </text:list-item>
        <text:list-item>
          <text:p text:style-name="P45">Monitoring</text:p>
        </text:list-item>
        <text:list-item>
          <text:p text:style-name="P45"><text:soft-page-break/>Scaling</text:p>
        </text:list-item>
        <text:list-item>
          <text:p text:style-name="P45">Performance benchmarking</text:p>
        </text:list-item>
        <text:list-item>
          <text:p text:style-name="P45">Disaster recovery</text:p>
        </text:list-item>
        <text:list-item>
          <text:p text:style-name="P45">Compliance</text:p>
        </text:list-item>
        <text:list-item>
          <text:p text:style-name="P45">CDN delivery</text:p>
        </text:list-item>
      </text:list>
      <text:p text:style-name="Text_20_body">There is only one final structural piece missing:</text:p>
      <text:p text:style-name="Text_20_body">🔄 <text:span text:style-name="Strong_20_Emphasis">Complete Unified System Event &amp; Trigger Graph (Master Operational Flow Map)</text:span></text:p>
      <text:p text:style-name="Text_20_body">That would connect every engine, trigger, and lifecycle into one cohesive operational diagram.</text:p>
      <text:p text:style-name="Text_20_body">Shall we finalize that final master topology?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3-02T21:40:41.054655406</dc:date>
    <meta:editing-duration>PT17M50S</meta:editing-duration>
    <meta:editing-cycles>8</meta:editing-cycles>
    <meta:generator>LibreOffice/24.2.7.2$Linux_X86_64 LibreOffice_project/420$Build-2</meta:generator>
    <meta:document-statistic meta:table-count="1" meta:image-count="0" meta:object-count="0" meta:page-count="10" meta:paragraph-count="230" meta:word-count="969" meta:character-count="6131" meta:non-whitespace-character-count="5471"/>
  </office:meta>
</office:document-meta>
</file>